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select this right now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ATK＋\V[387], DEF＋\V[388],
FIN＋\V[389], AGI＋\V[390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ip Attack】 ski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ATK＋\V[398], DEF＋\V[399],
FIN＋\V[400], AGI＋\V[401]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number-columns-repeated="1019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number-columns-repeated="1019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number-columns-repeated="1019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number-columns-repeated="1019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number-columns-repeated="1019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number-columns-repeated="1019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number-columns-repeated="1019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19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number-columns-repeated="1019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number-columns-repeated="1019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number-columns-repeated="1019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number-columns-repeated="1019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19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number-columns-repeated="1019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19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number-columns-repeated="1019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number-columns-repeated="1019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number-columns-repeated="1019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19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19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/>
          <table:table-cell table:style-name="ce0" office:value-type="string">
            <text:p>What was it, "Hyamu Tunnel"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/>
          <table:table-cell table:style-name="ce0" office:value-type="string">
            <text:p>Let's do our best to make it through altogeth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 Sharu
home safely.</text:p>
          </table:table-cell>
          <table:table-cell table:number-columns-repeated="1019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number-columns-repeated="1019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number-columns-repeated="1019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19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number-columns-repeated="1019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19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number-columns-repeated="1019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number-columns-repeated="1019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 Sharu as
soon as possible but...</text:p>
          </table:table-cell>
          <table:table-cell table:number-columns-repeated="1019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19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number-columns-repeated="1019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19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number-columns-repeated="1019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number-columns-repeated="1019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number-columns-repeated="1019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19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... where are you?</text:p>
          </table:table-cell>
          <table:table-cell table:number-columns-repeated="1019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19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, anyway?</text:p>
          </table:table-cell>
          <table:table-cell table:number-columns-repeated="1019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number-columns-repeated="1019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haru's being held captive somewhere in
this building.</text:p>
          </table:table-cell>
          <table:table-cell table:number-columns-repeated="1019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number-columns-repeated="1019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
</text:p>
          </table:table-cell>
          <table:table-cell table:number-columns-repeated="1019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
</text:p>
          </table:table-cell>
          <table:table-cell table:number-columns-repeated="1019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19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19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number-columns-repeated="1019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number-columns-repeated="1019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number-columns-repeated="1019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 back from the bandit
gang!</text:p>
          </table:table-cell>
          <table:table-cell table:number-columns-repeated="1019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
</text:p>
          </table:table-cell>
          <table:table-cell table:number-columns-repeated="1019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19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
</text:p>
          </table:table-cell>
          <table:table-cell table:number-columns-repeated="1019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 and the girl from our
class were kidnapped at Lake Oshir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 person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'Mediseed'
somewhere in Daav cavern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abu Port Town and find our
classm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19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number-columns-repeated="1019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19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19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19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number-columns-repeated="1019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19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number-columns-repeated="1019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19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19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19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19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/>
          <table:table-cell table:style-name="ce0" office:value-type="string">
            <text:p>...I bet you like that kind of voice too, right,
Saotom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/>
          <table:table-cell table:style-name="ce0" office:value-type="string">
            <text:p>Uh, no. It's nothing, ignore 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19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19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19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number-columns-repeated="1019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number-columns-repeated="1019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19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19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number-columns-repeated="1019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number-columns-repeated="1019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number-columns-repeated="1019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number-columns-repeated="1019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19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number-columns-repeated="1019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's surely been left
locked up in a cell this whole time...)</text:p>
          </table:table-cell>
          <table:table-cell table:number-columns-repeated="1019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19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19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19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19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19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19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number-columns-repeated="1019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number-columns-repeated="1019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number-columns-repeated="1019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number-columns-repeated="1019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 Sharu,
either...</text:p>
          </table:table-cell>
          <table:table-cell table:number-columns-repeated="1019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... will you two be all right...?</text:p>
          </table:table-cell>
          <table:table-cell table:number-columns-repeated="1019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number-columns-repeated="1019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number-columns-repeated="1019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number-columns-repeated="1019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19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number-columns-repeated="1019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19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number-columns-repeated="1019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number-columns-repeated="1019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number-columns-repeated="1019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number-columns-repeated="1019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number-columns-repeated="1019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number-columns-repeated="1019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number-columns-repeated="1019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number-columns-repeated="1019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number-columns-repeated="1019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number-columns-repeated="1019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number-columns-repeated="1019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number-columns-repeated="1019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/>
          <table:table-cell table:style-name="ce0" office:value-type="string">
            <text:p>What kind of food was it, I wonder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/>
          <table:table-cell table:style-name="ce0" office:value-type="string">
            <text:p>Oh well, if it's yummy, it's yummy～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number-columns-repeated="1019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19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number-columns-repeated="1019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19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19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number-columns-repeated="1019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19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19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number-columns-repeated="1019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number-columns-repeated="1019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number-columns-repeated="1019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number-columns-repeated="1019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number-columns-repeated="1019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number-columns-repeated="1019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number-columns-repeated="1019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19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number-columns-repeated="1019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number-columns-repeated="1019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number-columns-repeated="1019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19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19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19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number-columns-repeated="1019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number-columns-repeated="1019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number-columns-repeated="1019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number-columns-repeated="1019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19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number-columns-repeated="1019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number-columns-repeated="1019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number-columns-repeated="1019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19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19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number-columns-repeated="1019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19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19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19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number-columns-repeated="1019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number-columns-repeated="1019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number-columns-repeated="1019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number-columns-repeated="1019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number-columns-repeated="1019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number-columns-repeated="1019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number-columns-repeated="1019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hen take back Sharu!"</text:p>
          </table:table-cell>
          <table:table-cell table:number-columns-repeated="1019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number-columns-repeated="1019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number-columns-repeated="1019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number-columns-repeated="1019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number-columns-repeated="1019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19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number-columns-repeated="1019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number-columns-repeated="1019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number-columns-repeated="1019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number-columns-repeated="1019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number-columns-repeated="1019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19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number-columns-repeated="1019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19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19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19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19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number-columns-repeated="1019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19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19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number-columns-repeated="1019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19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number-columns-repeated="1019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number-columns-repeated="1019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19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19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number-columns-repeated="1019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19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19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19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number-columns-repeated="1019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number-columns-repeated="1019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number-columns-repeated="1019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19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19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number-columns-repeated="1019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number-columns-repeated="1019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number-columns-repeated="1019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19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number-columns-repeated="1019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number-columns-repeated="1019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number-columns-repeated="1019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19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19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number-columns-repeated="1019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19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19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number-columns-repeated="1019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number-columns-repeated="1019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/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/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number-columns-repeated="1019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number-columns-repeated="1019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number-columns-repeated="1019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1:06:12+02:00</meta:creation-date>
    <dc:date>2019-10-23T21:06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